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141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d141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نَـٰفِقُونَ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261_2024259619"/><text:span text:style-name="T3"> </text:span><text:span text:style-name="T2">إِذَا جَآءَكككَ </text:span><text:span text:style-name="T5">۰</text:span><text:span text:style-name="T2">لْمُنَـٰفِقُونَ قَالُواْ نَشْهَدُ إِنَّــكَ لَرَسُولُ </text:span><text:span text:style-name="T5">۴</text:span><text:span text:style-name="T2">للَّهِؐ وَاللَّهُ يَعْلَمُ إِنَّكَ لَرَسُولُهُؐ„ وَاللَّهُ يَشْهَدُ إِنَّ </text:span><text:span text:style-name="T5">۰</text:span><text:span text:style-name="T2">لْمُنَـٰفِقِيــنَ لَكَـٰذِبُونَؐ </text:span><text:span text:style-name="T3">(1)</text:span><text:span text:style-name="T2"> "تَّخَذُوٓاْ أَيْمَـٰنَهُمْ جُنَّةً فَصَدُّواْ عَــن سَبِيـلِ </text:span><text:span text:style-name="T5">۱</text:span><text:span text:style-name="T2">للَّهِؐ إِنَّهُمْ سَآءَ مَا كَانُواْ يَعْمَلُونَؐ </text:span><text:span text:style-name="T3">(2)</text:span><text:span text:style-name="T2"> ذَ؛لِــكَ بِأَنَّهُمُ; ءَامَنُواْ ثُمَّ كَفَرُواْ فَطُبِعَ عَلَــيٰ قُلُوبِهِمْ فَهُمْ لاَ يَفْقَهُونَؐ </text:span><text:span text:style-name="T3">(3)</text:span><text:span text:style-name="T2"> وَإِذَا رَأَيْتَهُمْ تُعْجِبُــكَ أَجْسَامُهُمْؐ وَإِنْ يَّقُولُواْ تَسْمَعْ لِقَوْلِهِمْ كَأَنَّهُمْ خُشُبٌ مُّسَنَّدَةٌؐ يَحْسِبُونَ كُــلَّ صَيْحَةٖ عَلَيْهِمْؐ هُمُ </text:span><text:span text:style-name="T5">۴</text:span><text:span text:style-name="T2">لْعَدُوُّؐ فَاحْذَرْهُمْؐ قَـٰتَلَهُمُ </text:span><text:span text:style-name="T5">۴</text:span><text:span text:style-name="T2">للَّهُؐ أَنّۭيٰ يُوفَكُونَؐ </text:span><text:span text:style-name="T3">(4)</text:span><text:span text:style-name="T2"> وَإِذَا قِيــلَ لَهُمْ تَعَالَوْاْ يَسْتَغْفِرْ لَكُمْ رَسُولُ </text:span><text:span text:style-name="T5">۴</text:span><text:span text:style-name="T2">للَّهِ لَوَوْاْ رُءُوسَهُمْ وَرَأَيْتَهُمْ يَصُدُّونَ وَهُم مُّسْتَكْبِرُونَؐ </text:span><text:span text:style-name="T3">(5)</text:span><text:span text:style-name="T2"> سَوَآء٘ عَلَيْهِمُ; أَسْتَغْفَرْتَ لَهُمُ;</text:span></text:p>
      <text:p text:style-name="P2" loext:marker-style-name="T2"><text:span text:style-name="T2">أَمْ لَمْ تَسْتَغْفِرْ لَهُمْؐ لَـنْ يَّغْفِرَ </text:span><text:span text:style-name="T5">۰</text:span><text:span text:style-name="T2">للَّهُ لَهُمُؐ; إِنَّ </text:span><text:span text:style-name="T5">۰</text:span><text:span text:style-name="T2">للَّهَ لاَ يَهْدِى </text:span><text:span text:style-name="T5">۱</text:span><text:span text:style-name="T2">لْقَوْمَ </text:span><text:span text:style-name="T5">۰</text:span><text:span text:style-name="T2">لْفَـٰسِقِينَؐ </text:span><text:span text:style-name="T3">(6)</text:span><text:span text:style-name="T2"> هُمُ </text:span><text:span text:style-name="T5">۴</text:span><text:span text:style-name="T2">لذِيــنَ يَقُولُونَ لاَ تُنفِقُواْ عَلَيٰ مَنْ عِندَ رَسُولِ </text:span><text:span text:style-name="T5">۱</text:span><text:span text:style-name="T2">للَّهِ حَتَّـيٰ يَنفَضُّواْؐ وَلِلهِ خَزَآئِــنُ </text:span><text:span text:style-name="T5">۴</text:span><text:span text:style-name="T2">لسَّمَـٰوَ؛تِ وَالاَرْضِؐ وَچَكِــنَّ </text:span><text:span text:style-name="T5">۰</text:span><text:span text:style-name="T2">لْمُنَـٰفِقِيــنَ لاَ يَفْقَهُونَؐ </text:span><text:span text:style-name="T3">(7)</text:span><text:span text:style-name="T2"> يَقُولُونَ لَئِن رَّجَعْنَآ إِلَــي </text:span><text:span text:style-name="T5">۰</text:span><text:span text:style-name="T2">لْمَدِينَةِ ڤَيُخْرۣجَــنَّ </text:span><text:span text:style-name="T5">۰</text:span><text:span text:style-name="T2">لاَعَزُّ مِنْهَا </text:span><text:span text:style-name="T5">۰</text:span><text:span text:style-name="T2">لاَذَلَّؐ وَلِلهِ </text:span><text:span text:style-name="T5">۱</text:span><text:span text:style-name="T2">لْعِزَّةُ وَلِرَسُولِهِ” وَلِلْمُومِنِينَؐ وَچَكِــنَّ </text:span><text:span text:style-name="T5">۰</text:span><text:span text:style-name="T2">لْمُنَـٰفِقِينَ لاَ يَعْلَمُونَؐ </text:span><text:span text:style-name="T3">(8)</text:span><text:span text:style-name="T2"> © يَـٰٓأَيُّهَا </text:span><text:span text:style-name="T5">۰</text:span><text:span text:style-name="T2">لذِيــنَ ءَامَنُواْ لاَ تُلْهِكُمُ; أَمْوَ؛لُكُمْ وَلآَ أَوْچَدُكُمْ عَــن ذِكْرۣ </text:span><text:span text:style-name="T5">۱</text:span><text:span text:style-name="T2">للَّهِؐ وَمَــنْ يَّفْعَلْ ذَ؛لِكَ فَٱُوْلَئِــكَ هُمُ </text:span><text:span text:style-name="T5">۴</text:span><text:span text:style-name="T2">لْخَـٰسِرُونَؐ </text:span><text:span text:style-name="T3">(9)</text:span><text:span text:style-name="T2"> وَأَنفِقُواْ مِــن مَّا رَزَقْنَـٰكُم مِّــن قَبْلِ أَنْ يَّاتِــيَ أَحَدَكُمُ </text:span><text:span text:style-name="T5">۴</text:span><text:span text:style-name="T2">لْمَوْتُ </text:span><text:soft-page-break/><text:span text:style-name="T2">فَيَقُولَ رَبِّ لَوْلآَ أَخَّرْتَنِىٓ إِلَيٰٓ أَجَلٍ قَرۣيبٍ فَأَصَّدَّقَ وَأَكُــن مِّـنَ </text:span><text:span text:style-name="T5">۰</text:span><text:span text:style-name="T2">ڤصَّـٰڤِحِينَؐ </text:span><text:span text:style-name="T3">(10)</text:span><text:span text:style-name="T2"> وَلَنْ يُّوَ۬خِّرَ </text:span><text:span text:style-name="T5">۰</text:span><text:span text:style-name="T2">للَّهُ نَفْساٗ اِذَا جَآءَ اجَلُهَاؐ وَاللَّهُ خَبِيرٛ بِمَا تَعْمَلُونَ </text:span><text:span text:style-name="T3">(11)</text:span><text:span text:style-name="T2"> </text:span><text:bookmark-end text:name="__DdeLink__5261_20242596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2:06.947325205</meta:creation-date>
    <dc:date>2025-03-06T08:06:00.017734237</dc:date>
    <meta:editing-duration>PT2M20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3" meta:word-count="199" meta:character-count="1132" meta:non-whitespace-character-count="935"/>
  </office:meta>
</office:document-meta>
</file>